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84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poofed_statistics" table:style-name="ta1">
        <table:table-column table:style-name="co1" table:default-cell-style-name="Default"/>
        <table:table-column table:style-name="co2" table:number-columns-repeated="5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shol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6.9230769231" calcext:value-type="float">
            <text:p>76.9230769231</text:p>
          </table:table-cell>
          <table:table-cell table:number-columns-repeated="17" office:value-type="float" office:value="69.2307692308" calcext:value-type="float">
            <text:p>69.2307692308</text:p>
          </table:table-cell>
          <table:table-cell table:number-columns-repeated="7" office:value-type="float" office:value="61.5384615385" calcext:value-type="float">
            <text:p>61.5384615385</text:p>
          </table:table-cell>
          <table:table-cell table:number-columns-repeated="10" office:value-type="float" office:value="53.8461538462" calcext:value-type="float">
            <text:p>53.8461538462</text:p>
          </table:table-cell>
          <table:table-cell table:number-columns-repeated="11" office:value-type="float" office:value="38.4615384615" calcext:value-type="float">
            <text:p>38.46153846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5.7142857143" calcext:value-type="float">
            <text:p>85.7142857143</text:p>
          </table:table-cell>
          <table:table-cell office:value-type="float" office:value="78.5714285714" calcext:value-type="float">
            <text:p>78.5714285714</text:p>
          </table:table-cell>
          <table:table-cell table:number-columns-repeated="8" office:value-type="float" office:value="71.4285714286" calcext:value-type="float">
            <text:p>71.4285714286</text:p>
          </table:table-cell>
          <table:table-cell table:number-columns-repeated="30" office:value-type="float" office:value="64.2857142857" calcext:value-type="float">
            <text:p>64.2857142857</text:p>
          </table:table-cell>
          <table:table-cell table:number-columns-repeated="3" office:value-type="float" office:value="57.1428571429" calcext:value-type="float">
            <text:p>57.1428571429</text:p>
          </table:table-cell>
          <table:table-cell table:number-columns-repeated="4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0.4761904762" calcext:value-type="float">
            <text:p>90.4761904762</text:p>
          </table:table-cell>
          <table:table-cell table:number-columns-repeated="3" office:value-type="float" office:value="85.7142857143" calcext:value-type="float">
            <text:p>85.7142857143</text:p>
          </table:table-cell>
          <table:table-cell table:number-columns-repeated="10" office:value-type="float" office:value="80.9523809524" calcext:value-type="float">
            <text:p>80.9523809524</text:p>
          </table:table-cell>
          <table:table-cell table:number-columns-repeated="4" office:value-type="float" office:value="71.4285714286" calcext:value-type="float">
            <text:p>71.4285714286</text:p>
          </table:table-cell>
          <table:table-cell office:value-type="float" office:value="66.6666666667" calcext:value-type="float">
            <text:p>66.6666666667</text:p>
          </table:table-cell>
          <table:table-cell table:number-columns-repeated="3" office:value-type="float" office:value="57.1428571429" calcext:value-type="float">
            <text:p>57.1428571429</text:p>
          </table:table-cell>
          <table:table-cell office:value-type="float" office:value="52.380952381" calcext:value-type="float">
            <text:p>52.380952381</text:p>
          </table:table-cell>
          <table:table-cell office:value-type="float" office:value="47.619047619" calcext:value-type="float">
            <text:p>47.619047619</text:p>
          </table:table-cell>
          <table:table-cell office:value-type="float" office:value="38.0952380952" calcext:value-type="float">
            <text:p>38.0952380952</text:p>
          </table:table-cell>
          <table:table-cell office:value-type="float" office:value="33.3333333333" calcext:value-type="float">
            <text:p>33.3333333333</text:p>
          </table:table-cell>
          <table:table-cell table:number-columns-repeated="5" office:value-type="float" office:value="28.5714285714" calcext:value-type="float">
            <text:p>28.5714285714</text:p>
          </table:table-cell>
          <table:table-cell table:number-columns-repeated="15" office:value-type="float" office:value="23.8095238095" calcext:value-type="float">
            <text:p>23.80952380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0392156863" calcext:value-type="float">
            <text:p>98.0392156863</text:p>
          </table:table-cell>
          <table:table-cell table:number-columns-repeated="9" office:value-type="float" office:value="96.0784313725" calcext:value-type="float">
            <text:p>96.0784313725</text:p>
          </table:table-cell>
          <table:table-cell office:value-type="float" office:value="94.1176470588" calcext:value-type="float">
            <text:p>94.1176470588</text:p>
          </table:table-cell>
          <table:table-cell table:number-columns-repeated="2" office:value-type="float" office:value="92.1568627451" calcext:value-type="float">
            <text:p>92.1568627451</text:p>
          </table:table-cell>
          <table:table-cell table:number-columns-repeated="2" office:value-type="float" office:value="88.2352941176" calcext:value-type="float">
            <text:p>88.2352941176</text:p>
          </table:table-cell>
          <table:table-cell office:value-type="float" office:value="86.2745098039" calcext:value-type="float">
            <text:p>86.2745098039</text:p>
          </table:table-cell>
          <table:table-cell office:value-type="float" office:value="84.3137254902" calcext:value-type="float">
            <text:p>84.3137254902</text:p>
          </table:table-cell>
          <table:table-cell office:value-type="float" office:value="80.3921568627" calcext:value-type="float">
            <text:p>80.3921568627</text:p>
          </table:table-cell>
          <table:table-cell table:number-columns-repeated="5" office:value-type="float" office:value="78.431372549" calcext:value-type="float">
            <text:p>78.431372549</text:p>
          </table:table-cell>
          <table:table-cell table:number-columns-repeated="3" office:value-type="float" office:value="74.5098039216" calcext:value-type="float">
            <text:p>74.5098039216</text:p>
          </table:table-cell>
          <table:table-cell office:value-type="float" office:value="72.5490196078" calcext:value-type="float">
            <text:p>72.5490196078</text:p>
          </table:table-cell>
          <table:table-cell office:value-type="float" office:value="62.7450980392" calcext:value-type="float">
            <text:p>62.7450980392</text:p>
          </table:table-cell>
          <table:table-cell office:value-type="float" office:value="60.7843137255" calcext:value-type="float">
            <text:p>60.7843137255</text:p>
          </table:table-cell>
          <table:table-cell table:number-columns-repeated="2" office:value-type="float" office:value="58.8235294118" calcext:value-type="float">
            <text:p>58.8235294118</text:p>
          </table:table-cell>
          <table:table-cell table:number-columns-repeated="17" office:value-type="float" office:value="56.862745098" calcext:value-type="float">
            <text:p>56.8627450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" office:value-type="float" office:value="96.875" calcext:value-type="float">
            <text:p>96.875</text:p>
          </table:table-cell>
          <table:table-cell table:number-columns-repeated="14" office:value-type="float" office:value="90.625" calcext:value-type="float">
            <text:p>90.625</text:p>
          </table:table-cell>
          <table:table-cell office:value-type="float" office:value="87.5" calcext:value-type="float">
            <text:p>87.5</text:p>
          </table:table-cell>
          <table:table-cell table:number-columns-repeated="21" office:value-type="float" office:value="84.375" calcext:value-type="float">
            <text:p>84.375</text:p>
          </table:table-cell>
          <table:table-cell table:number-columns-repeated="6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4" office:value-type="float" office:value="100" calcext:value-type="float">
            <text:p>100</text:p>
          </table:table-cell>
          <table:table-cell table:number-columns-repeated="12" office:value-type="float" office:value="98.2456140351" calcext:value-type="float">
            <text:p>98.2456140351</text:p>
          </table:table-cell>
          <table:table-cell table:number-columns-repeated="5" office:value-type="float" office:value="94.7368421053" calcext:value-type="float">
            <text:p>94.7368421053</text:p>
          </table:table-cell>
          <table:table-cell table:number-columns-repeated="3" office:value-type="float" office:value="92.9824561404" calcext:value-type="float">
            <text:p>92.9824561404</text:p>
          </table:table-cell>
          <table:table-cell table:number-columns-repeated="2" office:value-type="float" office:value="91.2280701754" calcext:value-type="float">
            <text:p>91.2280701754</text:p>
          </table:table-cell>
          <table:table-cell office:value-type="float" office:value="87.7192982456" calcext:value-type="float">
            <text:p>87.7192982456</text:p>
          </table:table-cell>
          <table:table-cell table:number-columns-repeated="13" office:value-type="float" office:value="84.2105263158" calcext:value-type="float">
            <text:p>84.21052631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4" office:value-type="float" office:value="98.4375" calcext:value-type="float">
            <text:p>98.4375</text:p>
          </table:table-cell>
          <table:table-cell table:number-columns-repeated="4" office:value-type="float" office:value="96.875" calcext:value-type="float">
            <text:p>96.875</text:p>
          </table:table-cell>
          <table:table-cell table:number-columns-repeated="5" office:value-type="float" office:value="93.75" calcext:value-type="float">
            <text:p>93.75</text:p>
          </table:table-cell>
          <table:table-cell table:number-columns-repeated="3" office:value-type="float" office:value="92.1875" calcext:value-type="float">
            <text:p>92.1875</text:p>
          </table:table-cell>
          <table:table-cell table:number-columns-repeated="8" office:value-type="float" office:value="90.625" calcext:value-type="float">
            <text:p>90.625</text:p>
          </table:table-cell>
          <table:table-cell office:value-type="float" office:value="89.0625" calcext:value-type="float">
            <text:p>89.0625</text:p>
          </table:table-cell>
          <table:table-cell table:number-columns-repeated="3" office:value-type="float" office:value="87.5" calcext:value-type="float">
            <text:p>87.5</text:p>
          </table:table-cell>
          <table:table-cell table:number-columns-repeated="15" office:value-type="float" office:value="85.9375" calcext:value-type="float">
            <text:p>85.9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 office:value-type="float" office:value="100" calcext:value-type="float">
            <text:p>100</text:p>
          </table:table-cell>
          <table:table-cell table:number-columns-repeated="5" office:value-type="float" office:value="98.5714285714" calcext:value-type="float">
            <text:p>98.5714285714</text:p>
          </table:table-cell>
          <table:table-cell table:number-columns-repeated="2" office:value-type="float" office:value="97.1428571429" calcext:value-type="float">
            <text:p>97.1428571429</text:p>
          </table:table-cell>
          <table:table-cell table:number-columns-repeated="2" office:value-type="float" office:value="95.7142857143" calcext:value-type="float">
            <text:p>95.7142857143</text:p>
          </table:table-cell>
          <table:table-cell office:value-type="float" office:value="92.8571428571" calcext:value-type="float">
            <text:p>92.8571428571</text:p>
          </table:table-cell>
          <table:table-cell office:value-type="float" office:value="91.4285714286" calcext:value-type="float">
            <text:p>91.4285714286</text:p>
          </table:table-cell>
          <table:table-cell office:value-type="float" office:value="88.5714285714" calcext:value-type="float">
            <text:p>88.5714285714</text:p>
          </table:table-cell>
          <table:table-cell office:value-type="float" office:value="85.7142857143" calcext:value-type="float">
            <text:p>85.7142857143</text:p>
          </table:table-cell>
          <table:table-cell table:number-columns-repeated="3" office:value-type="float" office:value="81.4285714286" calcext:value-type="float">
            <text:p>81.4285714286</text:p>
          </table:table-cell>
          <table:table-cell office:value-type="float" office:value="78.5714285714" calcext:value-type="float">
            <text:p>78.5714285714</text:p>
          </table:table-cell>
          <table:table-cell office:value-type="float" office:value="75.7142857143" calcext:value-type="float">
            <text:p>75.7142857143</text:p>
          </table:table-cell>
          <table:table-cell table:number-columns-repeated="2" office:value-type="float" office:value="74.2857142857" calcext:value-type="float">
            <text:p>74.2857142857</text:p>
          </table:table-cell>
          <table:table-cell office:value-type="float" office:value="72.8571428571" calcext:value-type="float">
            <text:p>72.8571428571</text:p>
          </table:table-cell>
          <table:table-cell office:value-type="float" office:value="71.4285714286" calcext:value-type="float">
            <text:p>71.428571428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.5714285714" calcext:value-type="float">
            <text:p>68.5714285714</text:p>
          </table:table-cell>
          <table:table-cell table:number-columns-repeated="2" office:value-type="float" office:value="67.1428571429" calcext:value-type="float">
            <text:p>67.1428571429</text:p>
          </table:table-cell>
          <table:table-cell table:number-columns-repeated="2" office:value-type="float" office:value="65.7142857143" calcext:value-type="float">
            <text:p>65.7142857143</text:p>
          </table:table-cell>
          <table:table-cell table:number-columns-repeated="2" office:value-type="float" office:value="62.8571428571" calcext:value-type="float">
            <text:p>62.8571428571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58.5714285714" calcext:value-type="float">
            <text:p>58.57142857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7" office:value-type="float" office:value="100" calcext:value-type="float">
            <text:p>100</text:p>
          </table:table-cell>
          <table:table-cell office:value-type="float" office:value="97.247706422" calcext:value-type="float">
            <text:p>97.247706422</text:p>
          </table:table-cell>
          <table:table-cell table:number-columns-repeated="4" office:value-type="float" office:value="96.3302752294" calcext:value-type="float">
            <text:p>96.3302752294</text:p>
          </table:table-cell>
          <table:table-cell office:value-type="float" office:value="95.4128440367" calcext:value-type="float">
            <text:p>95.4128440367</text:p>
          </table:table-cell>
          <table:table-cell table:number-columns-repeated="4" office:value-type="float" office:value="93.5779816514" calcext:value-type="float">
            <text:p>93.5779816514</text:p>
          </table:table-cell>
          <table:table-cell table:number-columns-repeated="2" office:value-type="float" office:value="92.6605504587" calcext:value-type="float">
            <text:p>92.6605504587</text:p>
          </table:table-cell>
          <table:table-cell table:number-columns-repeated="6" office:value-type="float" office:value="91.7431192661" calcext:value-type="float">
            <text:p>91.7431192661</text:p>
          </table:table-cell>
          <table:table-cell office:value-type="float" office:value="89.9082568807" calcext:value-type="float">
            <text:p>89.9082568807</text:p>
          </table:table-cell>
          <table:table-cell office:value-type="float" office:value="88.9908256881" calcext:value-type="float">
            <text:p>88.9908256881</text:p>
          </table:table-cell>
          <table:table-cell office:value-type="float" office:value="88.0733944954" calcext:value-type="float">
            <text:p>88.0733944954</text:p>
          </table:table-cell>
          <table:table-cell office:value-type="float" office:value="86.2385321101" calcext:value-type="float">
            <text:p>86.2385321101</text:p>
          </table:table-cell>
          <table:table-cell office:value-type="float" office:value="84.4036697248" calcext:value-type="float">
            <text:p>84.4036697248</text:p>
          </table:table-cell>
          <table:table-cell office:value-type="float" office:value="83.4862385321" calcext:value-type="float">
            <text:p>83.4862385321</text:p>
          </table:table-cell>
          <table:table-cell office:value-type="float" office:value="81.6513761468" calcext:value-type="float">
            <text:p>81.6513761468</text:p>
          </table:table-cell>
          <table:table-cell table:number-columns-repeated="6" office:value-type="float" office:value="80.7339449541" calcext:value-type="float">
            <text:p>80.7339449541</text:p>
          </table:table-cell>
          <table:table-cell office:value-type="float" office:value="79.8165137615" calcext:value-type="float">
            <text:p>79.8165137615</text:p>
          </table:table-cell>
          <table:table-cell office:value-type="float" office:value="78.8990825688" calcext:value-type="float">
            <text:p>78.89908256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98.5401459854" calcext:value-type="float">
            <text:p>98.5401459854</text:p>
          </table:table-cell>
          <table:table-cell table:number-columns-repeated="2" office:value-type="float" office:value="97.8102189781" calcext:value-type="float">
            <text:p>97.8102189781</text:p>
          </table:table-cell>
          <table:table-cell table:number-columns-repeated="7" office:value-type="float" office:value="97.0802919708" calcext:value-type="float">
            <text:p>97.0802919708</text:p>
          </table:table-cell>
          <table:table-cell office:value-type="float" office:value="96.3503649635" calcext:value-type="float">
            <text:p>96.3503649635</text:p>
          </table:table-cell>
          <table:table-cell office:value-type="float" office:value="95.6204379562" calcext:value-type="float">
            <text:p>95.6204379562</text:p>
          </table:table-cell>
          <table:table-cell office:value-type="float" office:value="94.8905109489" calcext:value-type="float">
            <text:p>94.8905109489</text:p>
          </table:table-cell>
          <table:table-cell table:number-columns-repeated="4" office:value-type="float" office:value="94.1605839416" calcext:value-type="float">
            <text:p>94.1605839416</text:p>
          </table:table-cell>
          <table:table-cell office:value-type="float" office:value="93.4306569343" calcext:value-type="float">
            <text:p>93.4306569343</text:p>
          </table:table-cell>
          <table:table-cell table:number-columns-repeated="3" office:value-type="float" office:value="92.700729927" calcext:value-type="float">
            <text:p>92.700729927</text:p>
          </table:table-cell>
          <table:table-cell office:value-type="float" office:value="91.9708029197" calcext:value-type="float">
            <text:p>91.9708029197</text:p>
          </table:table-cell>
          <table:table-cell office:value-type="float" office:value="91.2408759124" calcext:value-type="float">
            <text:p>91.2408759124</text:p>
          </table:table-cell>
          <table:table-cell office:value-type="float" office:value="89.7810218978" calcext:value-type="float">
            <text:p>89.7810218978</text:p>
          </table:table-cell>
          <table:table-cell office:value-type="float" office:value="89.0510948905" calcext:value-type="float">
            <text:p>89.0510948905</text:p>
          </table:table-cell>
          <table:table-cell office:value-type="float" office:value="87.5912408759" calcext:value-type="float">
            <text:p>87.5912408759</text:p>
          </table:table-cell>
          <table:table-cell table:number-columns-repeated="2" office:value-type="float" office:value="86.8613138686" calcext:value-type="float">
            <text:p>86.8613138686</text:p>
          </table:table-cell>
          <table:table-cell office:value-type="float" office:value="86.1313868613" calcext:value-type="float">
            <text:p>86.1313868613</text:p>
          </table:table-cell>
          <table:table-cell table:number-columns-repeated="2" office:value-type="float" office:value="85.401459854" calcext:value-type="float">
            <text:p>85.401459854</text:p>
          </table:table-cell>
          <table:table-cell office:value-type="float" office:value="83.9416058394" calcext:value-type="float">
            <text:p>83.94160583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1" office:value-type="float" office:value="100" calcext:value-type="float">
            <text:p>100</text:p>
          </table:table-cell>
          <table:table-cell office:value-type="float" office:value="99.2125984252" calcext:value-type="float">
            <text:p>99.2125984252</text:p>
          </table:table-cell>
          <table:table-cell table:number-columns-repeated="2" office:value-type="float" office:value="98.4251968504" calcext:value-type="float">
            <text:p>98.4251968504</text:p>
          </table:table-cell>
          <table:table-cell office:value-type="float" office:value="97.6377952756" calcext:value-type="float">
            <text:p>97.6377952756</text:p>
          </table:table-cell>
          <table:table-cell office:value-type="float" office:value="96.8503937008" calcext:value-type="float">
            <text:p>96.8503937008</text:p>
          </table:table-cell>
          <table:table-cell table:number-columns-repeated="7" office:value-type="float" office:value="96.062992126" calcext:value-type="float">
            <text:p>96.062992126</text:p>
          </table:table-cell>
          <table:table-cell table:number-columns-repeated="4" office:value-type="float" office:value="95.2755905512" calcext:value-type="float">
            <text:p>95.2755905512</text:p>
          </table:table-cell>
          <table:table-cell table:number-columns-repeated="2" office:value-type="float" office:value="94.4881889764" calcext:value-type="float">
            <text:p>94.4881889764</text:p>
          </table:table-cell>
          <table:table-cell office:value-type="float" office:value="92.125984252" calcext:value-type="float">
            <text:p>92.125984252</text:p>
          </table:table-cell>
          <table:table-cell office:value-type="float" office:value="90.5511811024" calcext:value-type="float">
            <text:p>90.5511811024</text:p>
          </table:table-cell>
          <table:table-cell office:value-type="float" office:value="89.7637795276" calcext:value-type="float">
            <text:p>89.7637795276</text:p>
          </table:table-cell>
          <table:table-cell office:value-type="float" office:value="88.188976378" calcext:value-type="float">
            <text:p>88.188976378</text:p>
          </table:table-cell>
          <table:table-cell office:value-type="float" office:value="86.6141732283" calcext:value-type="float">
            <text:p>86.6141732283</text:p>
          </table:table-cell>
          <table:table-cell office:value-type="float" office:value="84.2519685039" calcext:value-type="float">
            <text:p>84.2519685039</text:p>
          </table:table-cell>
          <table:table-cell office:value-type="float" office:value="83.4645669291" calcext:value-type="float">
            <text:p>83.4645669291</text:p>
          </table:table-cell>
          <table:table-cell office:value-type="float" office:value="81.8897637795" calcext:value-type="float">
            <text:p>81.8897637795</text:p>
          </table:table-cell>
          <table:table-cell office:value-type="float" office:value="81.1023622047" calcext:value-type="float">
            <text:p>81.1023622047</text:p>
          </table:table-cell>
          <table:table-cell table:number-columns-repeated="2" office:value-type="float" office:value="80.3149606299" calcext:value-type="float">
            <text:p>80.31496062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11" office:value-type="float" office:value="99.0476190476" calcext:value-type="float">
            <text:p>99.0476190476</text:p>
          </table:table-cell>
          <table:table-cell table:number-columns-repeated="2" office:value-type="float" office:value="98.0952380952" calcext:value-type="float">
            <text:p>98.0952380952</text:p>
          </table:table-cell>
          <table:table-cell table:number-columns-repeated="10" office:value-type="float" office:value="97.1428571429" calcext:value-type="float">
            <text:p>97.1428571429</text:p>
          </table:table-cell>
          <table:table-cell table:number-columns-repeated="9" office:value-type="float" office:value="96.1904761905" calcext:value-type="float">
            <text:p>96.1904761905</text:p>
          </table:table-cell>
          <table:table-cell table:number-columns-repeated="2" office:value-type="float" office:value="93.3333333333" calcext:value-type="float">
            <text:p>93.3333333333</text:p>
          </table:table-cell>
          <table:table-cell office:value-type="float" office:value="91.4285714286" calcext:value-type="float">
            <text:p>91.4285714286</text:p>
          </table:table-cell>
          <table:table-cell office:value-type="float" office:value="90.4761904762" calcext:value-type="float">
            <text:p>90.4761904762</text:p>
          </table:table-cell>
          <table:table-cell office:value-type="float" office:value="87.619047619" calcext:value-type="float">
            <text:p>87.619047619</text:p>
          </table:table-cell>
          <table:table-cell office:value-type="float" office:value="85.7142857143" calcext:value-type="float">
            <text:p>85.7142857143</text:p>
          </table:table-cell>
          <table:table-cell office:value-type="float" office:value="81.9047619048" calcext:value-type="float">
            <text:p>81.904761904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76.1904761905" calcext:value-type="float">
            <text:p>76.1904761905</text:p>
          </table:table-cell>
          <table:table-cell office:value-type="float" office:value="75.2380952381" calcext:value-type="float">
            <text:p>75.23809523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2" office:value-type="float" office:value="100" calcext:value-type="float">
            <text:p>100</text:p>
          </table:table-cell>
          <table:table-cell table:number-columns-repeated="14" office:value-type="float" office:value="99.0196078431" calcext:value-type="float">
            <text:p>99.0196078431</text:p>
          </table:table-cell>
          <table:table-cell table:number-columns-repeated="4" office:value-type="float" office:value="98.0392156863" calcext:value-type="float">
            <text:p>98.0392156863</text:p>
          </table:table-cell>
          <table:table-cell office:value-type="float" office:value="96.0784313725" calcext:value-type="float">
            <text:p>96.0784313725</text:p>
          </table:table-cell>
          <table:table-cell office:value-type="float" office:value="92.1568627451" calcext:value-type="float">
            <text:p>92.1568627451</text:p>
          </table:table-cell>
          <table:table-cell office:value-type="float" office:value="90.1960784314" calcext:value-type="float">
            <text:p>90.1960784314</text:p>
          </table:table-cell>
          <table:table-cell office:value-type="float" office:value="87.2549019608" calcext:value-type="float">
            <text:p>87.2549019608</text:p>
          </table:table-cell>
          <table:table-cell table:number-columns-repeated="2" office:value-type="float" office:value="84.3137254902" calcext:value-type="float">
            <text:p>84.3137254902</text:p>
          </table:table-cell>
          <table:table-cell table:number-columns-repeated="2" office:value-type="float" office:value="81.3725490196" calcext:value-type="float">
            <text:p>81.3725490196</text:p>
          </table:table-cell>
          <table:table-cell office:value-type="float" office:value="78.431372549" calcext:value-type="float">
            <text:p>78.431372549</text:p>
          </table:table-cell>
          <table:table-cell office:value-type="float" office:value="74.5098039216" calcext:value-type="float">
            <text:p>74.50980392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1" office:value-type="float" office:value="100" calcext:value-type="float">
            <text:p>100</text:p>
          </table:table-cell>
          <table:table-cell table:number-columns-repeated="7" office:value-type="float" office:value="99.1803278689" calcext:value-type="float">
            <text:p>99.1803278689</text:p>
          </table:table-cell>
          <table:table-cell table:number-columns-repeated="3" office:value-type="float" office:value="98.3606557377" calcext:value-type="float">
            <text:p>98.3606557377</text:p>
          </table:table-cell>
          <table:table-cell table:number-columns-repeated="2" office:value-type="float" office:value="97.5409836066" calcext:value-type="float">
            <text:p>97.5409836066</text:p>
          </table:table-cell>
          <table:table-cell office:value-type="float" office:value="96.7213114754" calcext:value-type="float">
            <text:p>96.7213114754</text:p>
          </table:table-cell>
          <table:table-cell office:value-type="float" office:value="95.9016393443" calcext:value-type="float">
            <text:p>95.9016393443</text:p>
          </table:table-cell>
          <table:table-cell table:number-columns-repeated="11" office:value-type="float" office:value="95.0819672131" calcext:value-type="float">
            <text:p>95.0819672131</text:p>
          </table:table-cell>
          <table:table-cell table:number-columns-repeated="2" office:value-type="float" office:value="94.262295082" calcext:value-type="float">
            <text:p>94.262295082</text:p>
          </table:table-cell>
          <table:table-cell table:number-columns-repeated="2" office:value-type="float" office:value="91.8032786885" calcext:value-type="float">
            <text:p>91.80327868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9" office:value-type="float" office:value="100" calcext:value-type="float">
            <text:p>100</text:p>
          </table:table-cell>
          <table:table-cell table:number-columns-repeated="5" office:value-type="float" office:value="99.0990990991" calcext:value-type="float">
            <text:p>99.0990990991</text:p>
          </table:table-cell>
          <table:table-cell table:number-columns-repeated="5" office:value-type="float" office:value="98.1981981982" calcext:value-type="float">
            <text:p>98.1981981982</text:p>
          </table:table-cell>
          <table:table-cell office:value-type="float" office:value="97.2972972973" calcext:value-type="float">
            <text:p>97.2972972973</text:p>
          </table:table-cell>
          <table:table-cell table:number-columns-repeated="5" office:value-type="float" office:value="96.3963963964" calcext:value-type="float">
            <text:p>96.3963963964</text:p>
          </table:table-cell>
          <table:table-cell office:value-type="float" office:value="95.4954954955" calcext:value-type="float">
            <text:p>95.4954954955</text:p>
          </table:table-cell>
          <table:table-cell table:number-columns-repeated="2" office:value-type="float" office:value="94.5945945946" calcext:value-type="float">
            <text:p>94.5945945946</text:p>
          </table:table-cell>
          <table:table-cell table:number-columns-repeated="4" office:value-type="float" office:value="93.6936936937" calcext:value-type="float">
            <text:p>93.6936936937</text:p>
          </table:table-cell>
          <table:table-cell table:number-columns-repeated="5" office:value-type="float" office:value="92.7927927928" calcext:value-type="float">
            <text:p>92.7927927928</text:p>
          </table:table-cell>
          <table:table-cell table:number-columns-repeated="2" office:value-type="float" office:value="91.8918918919" calcext:value-type="float">
            <text:p>91.8918918919</text:p>
          </table:table-cell>
          <table:table-cell office:value-type="float" office:value="90.0900900901" calcext:value-type="float">
            <text:p>90.09009009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2" office:value-type="float" office:value="100" calcext:value-type="float">
            <text:p>100</text:p>
          </table:table-cell>
          <table:table-cell office:value-type="float" office:value="99.1379310345" calcext:value-type="float">
            <text:p>99.1379310345</text:p>
          </table:table-cell>
          <table:table-cell office:value-type="float" office:value="98.275862069" calcext:value-type="float">
            <text:p>98.275862069</text:p>
          </table:table-cell>
          <table:table-cell table:number-columns-repeated="2" office:value-type="float" office:value="97.4137931034" calcext:value-type="float">
            <text:p>97.4137931034</text:p>
          </table:table-cell>
          <table:table-cell office:value-type="float" office:value="95.6896551724" calcext:value-type="float">
            <text:p>95.6896551724</text:p>
          </table:table-cell>
          <table:table-cell table:number-columns-repeated="2" office:value-type="float" office:value="94.8275862069" calcext:value-type="float">
            <text:p>94.8275862069</text:p>
          </table:table-cell>
          <table:table-cell office:value-type="float" office:value="93.1034482759" calcext:value-type="float">
            <text:p>93.1034482759</text:p>
          </table:table-cell>
          <table:table-cell table:number-columns-repeated="2" office:value-type="float" office:value="92.2413793103" calcext:value-type="float">
            <text:p>92.2413793103</text:p>
          </table:table-cell>
          <table:table-cell office:value-type="float" office:value="91.3793103448" calcext:value-type="float">
            <text:p>91.3793103448</text:p>
          </table:table-cell>
          <table:table-cell office:value-type="float" office:value="90.5172413793" calcext:value-type="float">
            <text:p>90.5172413793</text:p>
          </table:table-cell>
          <table:table-cell table:number-columns-repeated="3" office:value-type="float" office:value="89.6551724138" calcext:value-type="float">
            <text:p>89.6551724138</text:p>
          </table:table-cell>
          <table:table-cell table:number-columns-repeated="7" office:value-type="float" office:value="88.7931034483" calcext:value-type="float">
            <text:p>88.7931034483</text:p>
          </table:table-cell>
          <table:table-cell office:value-type="float" office:value="87.9310344828" calcext:value-type="float">
            <text:p>87.9310344828</text:p>
          </table:table-cell>
          <table:table-cell table:number-columns-repeated="4" office:value-type="float" office:value="87.0689655172" calcext:value-type="float">
            <text:p>87.0689655172</text:p>
          </table:table-cell>
          <table:table-cell office:value-type="float" office:value="86.2068965517" calcext:value-type="float">
            <text:p>86.20689655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99.3006993007" calcext:value-type="float">
            <text:p>99.3006993007</text:p>
          </table:table-cell>
          <table:table-cell table:number-columns-repeated="3" office:value-type="float" office:value="98.6013986014" calcext:value-type="float">
            <text:p>98.6013986014</text:p>
          </table:table-cell>
          <table:table-cell office:value-type="float" office:value="97.2027972028" calcext:value-type="float">
            <text:p>97.2027972028</text:p>
          </table:table-cell>
          <table:table-cell office:value-type="float" office:value="96.5034965035" calcext:value-type="float">
            <text:p>96.5034965035</text:p>
          </table:table-cell>
          <table:table-cell office:value-type="float" office:value="93.7062937063" calcext:value-type="float">
            <text:p>93.7062937063</text:p>
          </table:table-cell>
          <table:table-cell table:number-columns-repeated="2" office:value-type="float" office:value="92.3076923077" calcext:value-type="float">
            <text:p>92.3076923077</text:p>
          </table:table-cell>
          <table:table-cell office:value-type="float" office:value="88.8111888112" calcext:value-type="float">
            <text:p>88.8111888112</text:p>
          </table:table-cell>
          <table:table-cell office:value-type="float" office:value="84.6153846154" calcext:value-type="float">
            <text:p>84.6153846154</text:p>
          </table:table-cell>
          <table:table-cell table:number-columns-repeated="4" office:value-type="float" office:value="82.5174825175" calcext:value-type="float">
            <text:p>82.5174825175</text:p>
          </table:table-cell>
          <table:table-cell office:value-type="float" office:value="81.8181818182" calcext:value-type="float">
            <text:p>81.8181818182</text:p>
          </table:table-cell>
          <table:table-cell office:value-type="float" office:value="79.7202797203" calcext:value-type="float">
            <text:p>79.7202797203</text:p>
          </table:table-cell>
          <table:table-cell table:number-columns-repeated="5" office:value-type="float" office:value="79.020979021" calcext:value-type="float">
            <text:p>79.020979021</text:p>
          </table:table-cell>
          <table:table-cell table:number-columns-repeated="2" office:value-type="float" office:value="78.3216783217" calcext:value-type="float">
            <text:p>78.3216783217</text:p>
          </table:table-cell>
          <table:table-cell table:number-columns-repeated="2" office:value-type="float" office:value="76.9230769231" calcext:value-type="float">
            <text:p>76.9230769231</text:p>
          </table:table-cell>
          <table:table-cell table:number-columns-repeated="2" office:value-type="float" office:value="76.2237762238" calcext:value-type="float">
            <text:p>76.2237762238</text:p>
          </table:table-cell>
          <table:table-cell office:value-type="float" office:value="75.5244755245" calcext:value-type="float">
            <text:p>75.5244755245</text:p>
          </table:table-cell>
          <table:table-cell office:value-type="float" office:value="72.7272727273" calcext:value-type="float">
            <text:p>72.7272727273</text:p>
          </table:table-cell>
          <table:table-cell table:number-columns-repeated="2" office:value-type="float" office:value="72.027972028" calcext:value-type="float">
            <text:p>72.0279720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 office:value-type="float" office:value="100" calcext:value-type="float">
            <text:p>100</text:p>
          </table:table-cell>
          <table:table-cell office:value-type="float" office:value="99.3788819876" calcext:value-type="float">
            <text:p>99.3788819876</text:p>
          </table:table-cell>
          <table:table-cell office:value-type="float" office:value="98.1366459627" calcext:value-type="float">
            <text:p>98.1366459627</text:p>
          </table:table-cell>
          <table:table-cell office:value-type="float" office:value="95.652173913" calcext:value-type="float">
            <text:p>95.652173913</text:p>
          </table:table-cell>
          <table:table-cell office:value-type="float" office:value="92.5465838509" calcext:value-type="float">
            <text:p>92.5465838509</text:p>
          </table:table-cell>
          <table:table-cell office:value-type="float" office:value="87.5776397516" calcext:value-type="float">
            <text:p>87.5776397516</text:p>
          </table:table-cell>
          <table:table-cell office:value-type="float" office:value="86.3354037267" calcext:value-type="float">
            <text:p>86.3354037267</text:p>
          </table:table-cell>
          <table:table-cell office:value-type="float" office:value="85.7142857143" calcext:value-type="float">
            <text:p>85.7142857143</text:p>
          </table:table-cell>
          <table:table-cell table:number-columns-repeated="3" office:value-type="float" office:value="84.4720496894" calcext:value-type="float">
            <text:p>84.4720496894</text:p>
          </table:table-cell>
          <table:table-cell office:value-type="float" office:value="83.2298136646" calcext:value-type="float">
            <text:p>83.2298136646</text:p>
          </table:table-cell>
          <table:table-cell office:value-type="float" office:value="81.9875776398" calcext:value-type="float">
            <text:p>81.9875776398</text:p>
          </table:table-cell>
          <table:table-cell office:value-type="float" office:value="80.1242236025" calcext:value-type="float">
            <text:p>80.1242236025</text:p>
          </table:table-cell>
          <table:table-cell office:value-type="float" office:value="79.5031055901" calcext:value-type="float">
            <text:p>79.5031055901</text:p>
          </table:table-cell>
          <table:table-cell office:value-type="float" office:value="78.8819875776" calcext:value-type="float">
            <text:p>78.8819875776</text:p>
          </table:table-cell>
          <table:table-cell office:value-type="float" office:value="76.397515528" calcext:value-type="float">
            <text:p>76.397515528</text:p>
          </table:table-cell>
          <table:table-cell office:value-type="float" office:value="73.2919254658" calcext:value-type="float">
            <text:p>73.2919254658</text:p>
          </table:table-cell>
          <table:table-cell table:number-columns-repeated="2" office:value-type="float" office:value="72.6708074534" calcext:value-type="float">
            <text:p>72.6708074534</text:p>
          </table:table-cell>
          <table:table-cell office:value-type="float" office:value="72.049689441" calcext:value-type="float">
            <text:p>72.049689441</text:p>
          </table:table-cell>
          <table:table-cell table:number-columns-repeated="2" office:value-type="float" office:value="71.4285714286" calcext:value-type="float">
            <text:p>71.4285714286</text:p>
          </table:table-cell>
          <table:table-cell table:number-columns-repeated="2" office:value-type="float" office:value="69.5652173913" calcext:value-type="float">
            <text:p>69.5652173913</text:p>
          </table:table-cell>
          <table:table-cell office:value-type="float" office:value="68.3229813665" calcext:value-type="float">
            <text:p>68.3229813665</text:p>
          </table:table-cell>
          <table:table-cell office:value-type="float" office:value="67.701863354" calcext:value-type="float">
            <text:p>67.701863354</text:p>
          </table:table-cell>
          <table:table-cell office:value-type="float" office:value="67.0807453416" calcext:value-type="float">
            <text:p>67.0807453416</text:p>
          </table:table-cell>
          <table:table-cell office:value-type="float" office:value="66.4596273292" calcext:value-type="float">
            <text:p>66.4596273292</text:p>
          </table:table-cell>
          <table:table-cell table:number-columns-repeated="2" office:value-type="float" office:value="65.8385093168" calcext:value-type="float">
            <text:p>65.8385093168</text:p>
          </table:table-cell>
          <table:table-cell office:value-type="float" office:value="65.2173913043" calcext:value-type="float">
            <text:p>65.217391304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99.3506493506" calcext:value-type="float">
            <text:p>99.3506493506</text:p>
          </table:table-cell>
          <table:table-cell table:number-columns-repeated="2" office:value-type="float" office:value="98.7012987013" calcext:value-type="float">
            <text:p>98.7012987013</text:p>
          </table:table-cell>
          <table:table-cell office:value-type="float" office:value="98.0519480519" calcext:value-type="float">
            <text:p>98.0519480519</text:p>
          </table:table-cell>
          <table:table-cell office:value-type="float" office:value="96.7532467532" calcext:value-type="float">
            <text:p>96.7532467532</text:p>
          </table:table-cell>
          <table:table-cell office:value-type="float" office:value="95.4545454545" calcext:value-type="float">
            <text:p>95.4545454545</text:p>
          </table:table-cell>
          <table:table-cell office:value-type="float" office:value="94.1558441558" calcext:value-type="float">
            <text:p>94.1558441558</text:p>
          </table:table-cell>
          <table:table-cell office:value-type="float" office:value="93.5064935065" calcext:value-type="float">
            <text:p>93.5064935065</text:p>
          </table:table-cell>
          <table:table-cell office:value-type="float" office:value="92.8571428571" calcext:value-type="float">
            <text:p>92.8571428571</text:p>
          </table:table-cell>
          <table:table-cell office:value-type="float" office:value="92.2077922078" calcext:value-type="float">
            <text:p>92.2077922078</text:p>
          </table:table-cell>
          <table:table-cell office:value-type="float" office:value="89.6103896104" calcext:value-type="float">
            <text:p>89.6103896104</text:p>
          </table:table-cell>
          <table:table-cell office:value-type="float" office:value="88.3116883117" calcext:value-type="float">
            <text:p>88.3116883117</text:p>
          </table:table-cell>
          <table:table-cell office:value-type="float" office:value="87.6623376623" calcext:value-type="float">
            <text:p>87.6623376623</text:p>
          </table:table-cell>
          <table:table-cell office:value-type="float" office:value="85.7142857143" calcext:value-type="float">
            <text:p>85.7142857143</text:p>
          </table:table-cell>
          <table:table-cell office:value-type="float" office:value="83.7662337662" calcext:value-type="float">
            <text:p>83.7662337662</text:p>
          </table:table-cell>
          <table:table-cell office:value-type="float" office:value="83.1168831169" calcext:value-type="float">
            <text:p>83.1168831169</text:p>
          </table:table-cell>
          <table:table-cell office:value-type="float" office:value="81.1688311688" calcext:value-type="float">
            <text:p>81.1688311688</text:p>
          </table:table-cell>
          <table:table-cell office:value-type="float" office:value="80.5194805195" calcext:value-type="float">
            <text:p>80.5194805195</text:p>
          </table:table-cell>
          <table:table-cell table:number-columns-repeated="3" office:value-type="float" office:value="77.9220779221" calcext:value-type="float">
            <text:p>77.9220779221</text:p>
          </table:table-cell>
          <table:table-cell office:value-type="float" office:value="77.2727272727" calcext:value-type="float">
            <text:p>77.2727272727</text:p>
          </table:table-cell>
          <table:table-cell office:value-type="float" office:value="75.974025974" calcext:value-type="float">
            <text:p>75.974025974</text:p>
          </table:table-cell>
          <table:table-cell office:value-type="float" office:value="73.3766233766" calcext:value-type="float">
            <text:p>73.3766233766</text:p>
          </table:table-cell>
          <table:table-cell table:number-columns-repeated="2" office:value-type="float" office:value="72.0779220779" calcext:value-type="float">
            <text:p>72.0779220779</text:p>
          </table:table-cell>
          <table:table-cell table:number-columns-repeated="2" office:value-type="float" office:value="71.4285714286" calcext:value-type="float">
            <text:p>71.4285714286</text:p>
          </table:table-cell>
          <table:table-cell office:value-type="float" office:value="69.4805194805" calcext:value-type="float">
            <text:p>69.4805194805</text:p>
          </table:table-cell>
          <table:table-cell table:number-columns-repeated="3" office:value-type="float" office:value="68.8311688312" calcext:value-type="float">
            <text:p>68.83116883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8" office:value-type="float" office:value="100" calcext:value-type="float">
            <text:p>100</text:p>
          </table:table-cell>
          <table:table-cell office:value-type="float" office:value="98.4732824427" calcext:value-type="float">
            <text:p>98.4732824427</text:p>
          </table:table-cell>
          <table:table-cell table:number-columns-repeated="2" office:value-type="float" office:value="97.7099236641" calcext:value-type="float">
            <text:p>97.7099236641</text:p>
          </table:table-cell>
          <table:table-cell table:number-columns-repeated="2" office:value-type="float" office:value="96.9465648855" calcext:value-type="float">
            <text:p>96.9465648855</text:p>
          </table:table-cell>
          <table:table-cell table:number-columns-repeated="2" office:value-type="float" office:value="96.1832061069" calcext:value-type="float">
            <text:p>96.1832061069</text:p>
          </table:table-cell>
          <table:table-cell office:value-type="float" office:value="95.4198473282" calcext:value-type="float">
            <text:p>95.4198473282</text:p>
          </table:table-cell>
          <table:table-cell office:value-type="float" office:value="94.6564885496" calcext:value-type="float">
            <text:p>94.6564885496</text:p>
          </table:table-cell>
          <table:table-cell office:value-type="float" office:value="92.3664122137" calcext:value-type="float">
            <text:p>92.3664122137</text:p>
          </table:table-cell>
          <table:table-cell table:number-columns-repeated="2" office:value-type="float" office:value="91.6030534351" calcext:value-type="float">
            <text:p>91.6030534351</text:p>
          </table:table-cell>
          <table:table-cell office:value-type="float" office:value="85.4961832061" calcext:value-type="float">
            <text:p>85.4961832061</text:p>
          </table:table-cell>
          <table:table-cell office:value-type="float" office:value="83.9694656489" calcext:value-type="float">
            <text:p>83.9694656489</text:p>
          </table:table-cell>
          <table:table-cell office:value-type="float" office:value="80.9160305344" calcext:value-type="float">
            <text:p>80.9160305344</text:p>
          </table:table-cell>
          <table:table-cell office:value-type="float" office:value="79.3893129771" calcext:value-type="float">
            <text:p>79.3893129771</text:p>
          </table:table-cell>
          <table:table-cell office:value-type="float" office:value="77.0992366412" calcext:value-type="float">
            <text:p>77.0992366412</text:p>
          </table:table-cell>
          <table:table-cell office:value-type="float" office:value="75.572519084" calcext:value-type="float">
            <text:p>75.572519084</text:p>
          </table:table-cell>
          <table:table-cell table:number-columns-repeated="2" office:value-type="float" office:value="74.8091603053" calcext:value-type="float">
            <text:p>74.8091603053</text:p>
          </table:table-cell>
          <table:table-cell office:value-type="float" office:value="74.0458015267" calcext:value-type="float">
            <text:p>74.0458015267</text:p>
          </table:table-cell>
          <table:table-cell office:value-type="float" office:value="72.5190839695" calcext:value-type="float">
            <text:p>72.5190839695</text:p>
          </table:table-cell>
          <table:table-cell table:number-columns-repeated="2" office:value-type="float" office:value="71.7557251908" calcext:value-type="float">
            <text:p>71.7557251908</text:p>
          </table:table-cell>
          <table:table-cell office:value-type="float" office:value="70.9923664122" calcext:value-type="float">
            <text:p>70.9923664122</text:p>
          </table:table-cell>
          <table:table-cell table:number-columns-repeated="2" office:value-type="float" office:value="69.465648855" calcext:value-type="float">
            <text:p>69.465648855</text:p>
          </table:table-cell>
          <table:table-cell office:value-type="float" office:value="68.7022900763" calcext:value-type="float">
            <text:p>68.7022900763</text:p>
          </table:table-cell>
          <table:table-cell table:number-columns-repeated="4" office:value-type="float" office:value="67.1755725191" calcext:value-type="float">
            <text:p>67.175572519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office:value-type="float" office:value="99.1304347826" calcext:value-type="float">
            <text:p>99.1304347826</text:p>
          </table:table-cell>
          <table:table-cell table:number-columns-repeated="3" office:value-type="float" office:value="97.3913043478" calcext:value-type="float">
            <text:p>97.3913043478</text:p>
          </table:table-cell>
          <table:table-cell office:value-type="float" office:value="96.5217391304" calcext:value-type="float">
            <text:p>96.5217391304</text:p>
          </table:table-cell>
          <table:table-cell office:value-type="float" office:value="95.652173913" calcext:value-type="float">
            <text:p>95.652173913</text:p>
          </table:table-cell>
          <table:table-cell table:number-columns-repeated="4" office:value-type="float" office:value="94.7826086957" calcext:value-type="float">
            <text:p>94.7826086957</text:p>
          </table:table-cell>
          <table:table-cell office:value-type="float" office:value="93.9130434783" calcext:value-type="float">
            <text:p>93.9130434783</text:p>
          </table:table-cell>
          <table:table-cell office:value-type="float" office:value="90.4347826087" calcext:value-type="float">
            <text:p>90.4347826087</text:p>
          </table:table-cell>
          <table:table-cell office:value-type="float" office:value="87.8260869565" calcext:value-type="float">
            <text:p>87.8260869565</text:p>
          </table:table-cell>
          <table:table-cell office:value-type="float" office:value="86.0869565217" calcext:value-type="float">
            <text:p>86.0869565217</text:p>
          </table:table-cell>
          <table:table-cell office:value-type="float" office:value="83.4782608696" calcext:value-type="float">
            <text:p>83.4782608696</text:p>
          </table:table-cell>
          <table:table-cell office:value-type="float" office:value="82.6086956522" calcext:value-type="float">
            <text:p>82.6086956522</text:p>
          </table:table-cell>
          <table:table-cell office:value-type="float" office:value="81.7391304348" calcext:value-type="float">
            <text:p>81.7391304348</text:p>
          </table:table-cell>
          <table:table-cell office:value-type="float" office:value="80.8695652174" calcext:value-type="float">
            <text:p>80.8695652174</text:p>
          </table:table-cell>
          <table:table-cell office:value-type="float" office:value="77.3913043478" calcext:value-type="float">
            <text:p>77.3913043478</text:p>
          </table:table-cell>
          <table:table-cell office:value-type="float" office:value="76.5217391304" calcext:value-type="float">
            <text:p>76.5217391304</text:p>
          </table:table-cell>
          <table:table-cell office:value-type="float" office:value="74.7826086957" calcext:value-type="float">
            <text:p>74.7826086957</text:p>
          </table:table-cell>
          <table:table-cell table:number-columns-repeated="2" office:value-type="float" office:value="72.1739130435" calcext:value-type="float">
            <text:p>72.1739130435</text:p>
          </table:table-cell>
          <table:table-cell office:value-type="float" office:value="70.4347826087" calcext:value-type="float">
            <text:p>70.4347826087</text:p>
          </table:table-cell>
          <table:table-cell table:number-columns-repeated="2" office:value-type="float" office:value="69.5652173913" calcext:value-type="float">
            <text:p>69.5652173913</text:p>
          </table:table-cell>
          <table:table-cell office:value-type="float" office:value="68.6956521739" calcext:value-type="float">
            <text:p>68.6956521739</text:p>
          </table:table-cell>
          <table:table-cell table:number-columns-repeated="2" office:value-type="float" office:value="67.8260869565" calcext:value-type="float">
            <text:p>67.8260869565</text:p>
          </table:table-cell>
          <table:table-cell table:number-columns-repeated="3" office:value-type="float" office:value="66.0869565217" calcext:value-type="float">
            <text:p>66.0869565217</text:p>
          </table:table-cell>
          <table:table-cell office:value-type="float" office:value="65.2173913043" calcext:value-type="float">
            <text:p>65.2173913043</text:p>
          </table:table-cell>
          <table:table-cell office:value-type="float" office:value="64.347826087" calcext:value-type="float">
            <text:p>64.34782608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1" office:value-type="float" office:value="100" calcext:value-type="float">
            <text:p>100</text:p>
          </table:table-cell>
          <table:table-cell office:value-type="float" office:value="99.0654205607" calcext:value-type="float">
            <text:p>99.0654205607</text:p>
          </table:table-cell>
          <table:table-cell office:value-type="float" office:value="98.1308411215" calcext:value-type="float">
            <text:p>98.1308411215</text:p>
          </table:table-cell>
          <table:table-cell table:number-columns-repeated="3" office:value-type="float" office:value="97.1962616822" calcext:value-type="float">
            <text:p>97.1962616822</text:p>
          </table:table-cell>
          <table:table-cell office:value-type="float" office:value="96.261682243" calcext:value-type="float">
            <text:p>96.261682243</text:p>
          </table:table-cell>
          <table:table-cell office:value-type="float" office:value="95.3271028037" calcext:value-type="float">
            <text:p>95.3271028037</text:p>
          </table:table-cell>
          <table:table-cell office:value-type="float" office:value="92.523364486" calcext:value-type="float">
            <text:p>92.523364486</text:p>
          </table:table-cell>
          <table:table-cell office:value-type="float" office:value="90.6542056075" calcext:value-type="float">
            <text:p>90.6542056075</text:p>
          </table:table-cell>
          <table:table-cell office:value-type="float" office:value="89.7196261682" calcext:value-type="float">
            <text:p>89.7196261682</text:p>
          </table:table-cell>
          <table:table-cell office:value-type="float" office:value="88.785046729" calcext:value-type="float">
            <text:p>88.785046729</text:p>
          </table:table-cell>
          <table:table-cell office:value-type="float" office:value="87.8504672897" calcext:value-type="float">
            <text:p>87.8504672897</text:p>
          </table:table-cell>
          <table:table-cell office:value-type="float" office:value="84.1121495327" calcext:value-type="float">
            <text:p>84.1121495327</text:p>
          </table:table-cell>
          <table:table-cell office:value-type="float" office:value="82.2429906542" calcext:value-type="float">
            <text:p>82.2429906542</text:p>
          </table:table-cell>
          <table:table-cell office:value-type="float" office:value="81.308411215" calcext:value-type="float">
            <text:p>81.308411215</text:p>
          </table:table-cell>
          <table:table-cell table:number-columns-repeated="2" office:value-type="float" office:value="78.5046728972" calcext:value-type="float">
            <text:p>78.5046728972</text:p>
          </table:table-cell>
          <table:table-cell table:number-columns-repeated="2" office:value-type="float" office:value="74.7663551402" calcext:value-type="float">
            <text:p>74.7663551402</text:p>
          </table:table-cell>
          <table:table-cell office:value-type="float" office:value="71.9626168224" calcext:value-type="float">
            <text:p>71.9626168224</text:p>
          </table:table-cell>
          <table:table-cell office:value-type="float" office:value="71.0280373832" calcext:value-type="float">
            <text:p>71.0280373832</text:p>
          </table:table-cell>
          <table:table-cell office:value-type="float" office:value="70.0934579439" calcext:value-type="float">
            <text:p>70.0934579439</text:p>
          </table:table-cell>
          <table:table-cell office:value-type="float" office:value="68.2242990654" calcext:value-type="float">
            <text:p>68.2242990654</text:p>
          </table:table-cell>
          <table:table-cell office:value-type="float" office:value="67.2897196262" calcext:value-type="float">
            <text:p>67.2897196262</text:p>
          </table:table-cell>
          <table:table-cell office:value-type="float" office:value="66.3551401869" calcext:value-type="float">
            <text:p>66.3551401869</text:p>
          </table:table-cell>
          <table:table-cell office:value-type="float" office:value="65.4205607477" calcext:value-type="float">
            <text:p>65.4205607477</text:p>
          </table:table-cell>
          <table:table-cell office:value-type="float" office:value="64.4859813084" calcext:value-type="float">
            <text:p>64.4859813084</text:p>
          </table:table-cell>
          <table:table-cell office:value-type="float" office:value="63.5514018692" calcext:value-type="float">
            <text:p>63.5514018692</text:p>
          </table:table-cell>
          <table:table-cell office:value-type="float" office:value="62.6168224299" calcext:value-type="float">
            <text:p>62.616822429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11" office:value-type="float" office:value="99.0566037736" calcext:value-type="float">
            <text:p>99.0566037736</text:p>
          </table:table-cell>
          <table:table-cell office:value-type="float" office:value="98.1132075472" calcext:value-type="float">
            <text:p>98.1132075472</text:p>
          </table:table-cell>
          <table:table-cell office:value-type="float" office:value="96.2264150943" calcext:value-type="float">
            <text:p>96.2264150943</text:p>
          </table:table-cell>
          <table:table-cell table:number-columns-repeated="3" office:value-type="float" office:value="95.2830188679" calcext:value-type="float">
            <text:p>95.2830188679</text:p>
          </table:table-cell>
          <table:table-cell office:value-type="float" office:value="93.3962264151" calcext:value-type="float">
            <text:p>93.3962264151</text:p>
          </table:table-cell>
          <table:table-cell office:value-type="float" office:value="90.5660377358" calcext:value-type="float">
            <text:p>90.5660377358</text:p>
          </table:table-cell>
          <table:table-cell office:value-type="float" office:value="89.6226415094" calcext:value-type="float">
            <text:p>89.6226415094</text:p>
          </table:table-cell>
          <table:table-cell office:value-type="float" office:value="87.7358490566" calcext:value-type="float">
            <text:p>87.7358490566</text:p>
          </table:table-cell>
          <table:table-cell office:value-type="float" office:value="83.9622641509" calcext:value-type="float">
            <text:p>83.9622641509</text:p>
          </table:table-cell>
          <table:table-cell office:value-type="float" office:value="83.0188679245" calcext:value-type="float">
            <text:p>83.0188679245</text:p>
          </table:table-cell>
          <table:table-cell office:value-type="float" office:value="81.1320754717" calcext:value-type="float">
            <text:p>81.1320754717</text:p>
          </table:table-cell>
          <table:table-cell office:value-type="float" office:value="79.2452830189" calcext:value-type="float">
            <text:p>79.2452830189</text:p>
          </table:table-cell>
          <table:table-cell office:value-type="float" office:value="77.358490566" calcext:value-type="float">
            <text:p>77.358490566</text:p>
          </table:table-cell>
          <table:table-cell table:number-columns-repeated="2" office:value-type="float" office:value="75.4716981132" calcext:value-type="float">
            <text:p>75.4716981132</text:p>
          </table:table-cell>
          <table:table-cell office:value-type="float" office:value="72.641509434" calcext:value-type="float">
            <text:p>72.641509434</text:p>
          </table:table-cell>
          <table:table-cell office:value-type="float" office:value="69.8113207547" calcext:value-type="float">
            <text:p>69.8113207547</text:p>
          </table:table-cell>
          <table:table-cell office:value-type="float" office:value="68.8679245283" calcext:value-type="float">
            <text:p>68.8679245283</text:p>
          </table:table-cell>
          <table:table-cell table:number-columns-repeated="2" office:value-type="float" office:value="67.9245283019" calcext:value-type="float">
            <text:p>67.9245283019</text:p>
          </table:table-cell>
          <table:table-cell office:value-type="float" office:value="66.0377358491" calcext:value-type="float">
            <text:p>66.0377358491</text:p>
          </table:table-cell>
          <table:table-cell office:value-type="float" office:value="61.320754717" calcext:value-type="float">
            <text:p>61.320754717</text:p>
          </table:table-cell>
          <table:table-cell office:value-type="float" office:value="60.3773584906" calcext:value-type="float">
            <text:p>60.3773584906</text:p>
          </table:table-cell>
          <table:table-cell office:value-type="float" office:value="59.4339622642" calcext:value-type="float">
            <text:p>59.4339622642</text:p>
          </table:table-cell>
          <table:table-cell office:value-type="float" office:value="58.4905660377" calcext:value-type="float">
            <text:p>58.4905660377</text:p>
          </table:table-cell>
          <table:table-cell office:value-type="float" office:value="55.6603773585" calcext:value-type="float">
            <text:p>55.660377358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10" office:value-type="float" office:value="98.9583333333" calcext:value-type="float">
            <text:p>98.9583333333</text:p>
          </table:table-cell>
          <table:table-cell office:value-type="float" office:value="97.9166666667" calcext:value-type="float">
            <text:p>97.9166666667</text:p>
          </table:table-cell>
          <table:table-cell table:number-columns-repeated="2" office:value-type="float" office:value="94.7916666667" calcext:value-type="float">
            <text:p>94.7916666667</text:p>
          </table:table-cell>
          <table:table-cell office:value-type="float" office:value="93.75" calcext:value-type="float">
            <text:p>93.75</text:p>
          </table:table-cell>
          <table:table-cell office:value-type="float" office:value="88.5416666667" calcext:value-type="float">
            <text:p>88.5416666667</text:p>
          </table:table-cell>
          <table:table-cell office:value-type="float" office:value="81.25" calcext:value-type="float">
            <text:p>81.25</text:p>
          </table:table-cell>
          <table:table-cell office:value-type="float" office:value="80.2083333333" calcext:value-type="float">
            <text:p>80.2083333333</text:p>
          </table:table-cell>
          <table:table-cell table:number-columns-repeated="3" office:value-type="float" office:value="79.1666666667" calcext:value-type="float">
            <text:p>79.1666666667</text:p>
          </table:table-cell>
          <table:table-cell office:value-type="float" office:value="75" calcext:value-type="float">
            <text:p>75</text:p>
          </table:table-cell>
          <table:table-cell office:value-type="float" office:value="73.9583333333" calcext:value-type="float">
            <text:p>73.9583333333</text:p>
          </table:table-cell>
          <table:table-cell table:number-columns-repeated="2" office:value-type="float" office:value="72.9166666667" calcext:value-type="float">
            <text:p>72.9166666667</text:p>
          </table:table-cell>
          <table:table-cell office:value-type="float" office:value="71.875" calcext:value-type="float">
            <text:p>71.875</text:p>
          </table:table-cell>
          <table:table-cell office:value-type="float" office:value="70.8333333333" calcext:value-type="float">
            <text:p>70.8333333333</text:p>
          </table:table-cell>
          <table:table-cell table:number-columns-repeated="2" office:value-type="float" office:value="69.7916666667" calcext:value-type="float">
            <text:p>69.7916666667</text:p>
          </table:table-cell>
          <table:table-cell office:value-type="float" office:value="67.7083333333" calcext:value-type="float">
            <text:p>67.7083333333</text:p>
          </table:table-cell>
          <table:table-cell office:value-type="float" office:value="66.6666666667" calcext:value-type="float">
            <text:p>66.6666666667</text:p>
          </table:table-cell>
          <table:table-cell office:value-type="float" office:value="65.625" calcext:value-type="float">
            <text:p>65.625</text:p>
          </table:table-cell>
          <table:table-cell office:value-type="float" office:value="64.5833333333" calcext:value-type="float">
            <text:p>64.5833333333</text:p>
          </table:table-cell>
          <table:table-cell office:value-type="float" office:value="62.5" calcext:value-type="float">
            <text:p>62.5</text:p>
          </table:table-cell>
          <table:table-cell office:value-type="float" office:value="60.4166666667" calcext:value-type="float">
            <text:p>60.4166666667</text:p>
          </table:table-cell>
          <table:table-cell table:number-columns-repeated="2" office:value-type="float" office:value="57.2916666667" calcext:value-type="float">
            <text:p>57.2916666667</text:p>
          </table:table-cell>
          <table:table-cell table:number-columns-repeated="2" office:value-type="float" office:value="56.25" calcext:value-type="float">
            <text:p>56.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 office:value-type="float" office:value="99.7690531178" calcext:value-type="float">
            <text:p>99.7690531178</text:p>
          </table:table-cell>
          <table:table-cell table:number-columns-repeated="3" office:value-type="float" office:value="99.5381062356" calcext:value-type="float">
            <text:p>99.5381062356</text:p>
          </table:table-cell>
          <table:table-cell table:number-columns-repeated="2" office:value-type="float" office:value="99.0762124711" calcext:value-type="float">
            <text:p>99.0762124711</text:p>
          </table:table-cell>
          <table:table-cell table:number-columns-repeated="2" office:value-type="float" office:value="98.6143187067" calcext:value-type="float">
            <text:p>98.6143187067</text:p>
          </table:table-cell>
          <table:table-cell office:value-type="float" office:value="97.6905311778" calcext:value-type="float">
            <text:p>97.6905311778</text:p>
          </table:table-cell>
          <table:table-cell office:value-type="float" office:value="97.2286374134" calcext:value-type="float">
            <text:p>97.2286374134</text:p>
          </table:table-cell>
          <table:table-cell office:value-type="float" office:value="96.766743649" calcext:value-type="float">
            <text:p>96.766743649</text:p>
          </table:table-cell>
          <table:table-cell office:value-type="float" office:value="95.6120092379" calcext:value-type="float">
            <text:p>95.6120092379</text:p>
          </table:table-cell>
          <table:table-cell table:number-columns-repeated="2" office:value-type="float" office:value="94.9191685912" calcext:value-type="float">
            <text:p>94.9191685912</text:p>
          </table:table-cell>
          <table:table-cell table:number-columns-repeated="2" office:value-type="float" office:value="94.688221709" calcext:value-type="float">
            <text:p>94.688221709</text:p>
          </table:table-cell>
          <table:table-cell table:number-columns-repeated="4" office:value-type="float" office:value="94.2263279446" calcext:value-type="float">
            <text:p>94.2263279446</text:p>
          </table:table-cell>
          <table:table-cell table:number-columns-repeated="4" office:value-type="float" office:value="93.9953810624" calcext:value-type="float">
            <text:p>93.9953810624</text:p>
          </table:table-cell>
          <table:table-cell office:value-type="float" office:value="93.5334872979" calcext:value-type="float">
            <text:p>93.5334872979</text:p>
          </table:table-cell>
          <table:table-cell table:number-columns-repeated="3" office:value-type="float" office:value="92.8406466513" calcext:value-type="float">
            <text:p>92.8406466513</text:p>
          </table:table-cell>
          <table:table-cell office:value-type="float" office:value="92.6096997691" calcext:value-type="float">
            <text:p>92.6096997691</text:p>
          </table:table-cell>
          <table:table-cell office:value-type="float" office:value="92.3787528868" calcext:value-type="float">
            <text:p>92.3787528868</text:p>
          </table:table-cell>
          <table:table-cell office:value-type="float" office:value="92.1478060046" calcext:value-type="float">
            <text:p>92.1478060046</text:p>
          </table:table-cell>
          <table:table-cell office:value-type="float" office:value="90.9930715935" calcext:value-type="float">
            <text:p>90.9930715935</text:p>
          </table:table-cell>
          <table:table-cell office:value-type="float" office:value="90.0692840647" calcext:value-type="float">
            <text:p>90.0692840647</text:p>
          </table:table-cell>
          <table:table-cell office:value-type="float" office:value="89.6073903002" calcext:value-type="float">
            <text:p>89.6073903002</text:p>
          </table:table-cell>
          <table:table-cell office:value-type="float" office:value="87.5288683603" calcext:value-type="float">
            <text:p>87.528868360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5" office:value-type="float" office:value="99.7797356828" calcext:value-type="float">
            <text:p>99.7797356828</text:p>
          </table:table-cell>
          <table:table-cell office:value-type="float" office:value="99.5594713656" calcext:value-type="float">
            <text:p>99.5594713656</text:p>
          </table:table-cell>
          <table:table-cell table:number-columns-repeated="2" office:value-type="float" office:value="99.3392070485" calcext:value-type="float">
            <text:p>99.3392070485</text:p>
          </table:table-cell>
          <table:table-cell table:number-columns-repeated="2" office:value-type="float" office:value="99.1189427313" calcext:value-type="float">
            <text:p>99.1189427313</text:p>
          </table:table-cell>
          <table:table-cell table:number-columns-repeated="2" office:value-type="float" office:value="98.6784140969" calcext:value-type="float">
            <text:p>98.6784140969</text:p>
          </table:table-cell>
          <table:table-cell office:value-type="float" office:value="98.4581497797" calcext:value-type="float">
            <text:p>98.4581497797</text:p>
          </table:table-cell>
          <table:table-cell office:value-type="float" office:value="98.2378854626" calcext:value-type="float">
            <text:p>98.2378854626</text:p>
          </table:table-cell>
          <table:table-cell office:value-type="float" office:value="96.9162995595" calcext:value-type="float">
            <text:p>96.9162995595</text:p>
          </table:table-cell>
          <table:table-cell office:value-type="float" office:value="96.2555066079" calcext:value-type="float">
            <text:p>96.2555066079</text:p>
          </table:table-cell>
          <table:table-cell office:value-type="float" office:value="95.8149779736" calcext:value-type="float">
            <text:p>95.8149779736</text:p>
          </table:table-cell>
          <table:table-cell office:value-type="float" office:value="95.5947136564" calcext:value-type="float">
            <text:p>95.5947136564</text:p>
          </table:table-cell>
          <table:table-cell table:number-columns-repeated="2" office:value-type="float" office:value="95.3744493392" calcext:value-type="float">
            <text:p>95.3744493392</text:p>
          </table:table-cell>
          <table:table-cell table:number-columns-repeated="4" office:value-type="float" office:value="95.154185022" calcext:value-type="float">
            <text:p>95.154185022</text:p>
          </table:table-cell>
          <table:table-cell office:value-type="float" office:value="94.9339207048" calcext:value-type="float">
            <text:p>94.9339207048</text:p>
          </table:table-cell>
          <table:table-cell table:number-columns-repeated="2" office:value-type="float" office:value="94.7136563877" calcext:value-type="float">
            <text:p>94.7136563877</text:p>
          </table:table-cell>
          <table:table-cell table:number-columns-repeated="2" office:value-type="float" office:value="94.4933920705" calcext:value-type="float">
            <text:p>94.4933920705</text:p>
          </table:table-cell>
          <table:table-cell office:value-type="float" office:value="93.6123348018" calcext:value-type="float">
            <text:p>93.6123348018</text:p>
          </table:table-cell>
          <table:table-cell office:value-type="float" office:value="93.3920704846" calcext:value-type="float">
            <text:p>93.3920704846</text:p>
          </table:table-cell>
          <table:table-cell office:value-type="float" office:value="92.731277533" calcext:value-type="float">
            <text:p>92.731277533</text:p>
          </table:table-cell>
          <table:table-cell office:value-type="float" office:value="92.0704845815" calcext:value-type="float">
            <text:p>92.0704845815</text:p>
          </table:table-cell>
          <table:table-cell office:value-type="float" office:value="91.8502202643" calcext:value-type="float">
            <text:p>91.8502202643</text:p>
          </table:table-cell>
          <table:table-cell office:value-type="float" office:value="91.6299559471" calcext:value-type="float">
            <text:p>91.6299559471</text:p>
          </table:table-cell>
          <table:table-cell office:value-type="float" office:value="89.6475770925" calcext:value-type="float">
            <text:p>89.6475770925</text:p>
          </table:table-cell>
          <table:table-cell office:value-type="float" office:value="88.7665198238" calcext:value-type="float">
            <text:p>88.7665198238</text:p>
          </table:table-cell>
          <table:table-cell office:value-type="float" office:value="87.6651982379" calcext:value-type="float">
            <text:p>87.66519823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0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vertical column is speed difference in m/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orizontal column is the <text:s/>corresponding doppler difference 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20:01:28.559991705</dc:date>
    <meta:editing-duration>PT16S</meta:editing-duration>
    <meta:editing-cycles>1</meta:editing-cycles>
    <meta:generator>LibreOffice/5.1.6.2$Linux_X86_64 LibreOffice_project/10m0$Build-2</meta:generator>
    <meta:document-statistic meta:table-count="1" meta:cell-count="1431" meta:object-count="0"/>
  </office:meta>
</office:document-meta>
</file>